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Versions/Version1" manifest:media-type=""/>
  <manifest:file-entry manifest:full-path="VersionList.xml" manifest:media-type="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Liberation Serif3" svg:font-family="'Liberation Serif', 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7.8125in" table:align="margins"/>
    </style:style>
    <style:style style:name="Table1.A" style:family="table-column">
      <style:table-column-properties style:column-width="3.9063in" style:rel-column-width="32767*"/>
    </style:style>
    <style:style style:name="Table1.B" style:family="table-column">
      <style:table-column-properties style:column-width="3.9063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8125in" table:align="margins"/>
    </style:style>
    <style:style style:name="Table2.A" style:family="table-column">
      <style:table-column-properties style:column-width="3.9063in" style:rel-column-width="32767*"/>
    </style:style>
    <style:style style:name="Table2.B" style:family="table-column">
      <style:table-column-properties style:column-width="3.9063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8.0167in" fo:margin-left="-0.6in" table:align="left"/>
    </style:style>
    <style:style style:name="Table3.A" style:family="table-column">
      <style:table-column-properties style:column-width="0.8958in"/>
    </style:style>
    <style:style style:name="Table3.C" style:family="table-column">
      <style:table-column-properties style:column-width="1.125in"/>
    </style:style>
    <style:style style:name="Table3.D" style:family="table-column">
      <style:table-column-properties style:column-width="0.5in"/>
    </style:style>
    <style:style style:name="Table3.E" style:family="table-column">
      <style:table-column-properties style:column-width="0.9688in"/>
    </style:style>
    <style:style style:name="Table3.G" style:family="table-column">
      <style:table-column-properties style:column-width="1.3313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G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H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8.0417in" fo:margin-left="-0.6in" table:align="left"/>
    </style:style>
    <style:style style:name="Table4.A" style:family="table-column">
      <style:table-column-properties style:column-width="0.8958in"/>
    </style:style>
    <style:style style:name="Table4.C" style:family="table-column">
      <style:table-column-properties style:column-width="1in"/>
    </style:style>
    <style:style style:name="Table4.D" style:family="table-column">
      <style:table-column-properties style:column-width="0.8125in"/>
    </style:style>
    <style:style style:name="Table4.E" style:family="table-column">
      <style:table-column-properties style:column-width="0.7813in"/>
    </style:style>
    <style:style style:name="Table4.F" style:family="table-column">
      <style:table-column-properties style:column-width="0.9688in"/>
    </style:style>
    <style:style style:name="Table4.G" style:family="table-column">
      <style:table-column-properties style:column-width="1.3438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="0.5pt solid #000000"/>
    </style:style>
    <style:style style:name="Table4.2" style:family="table-row">
      <style:table-row-properties style:min-row-height="0.3479in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H2" style:family="table-cell">
      <style:table-cell-properties fo:padding="0.0382in" fo:border-left="0.5pt solid #000000" fo:border-right="0.5pt solid #000000" fo:border-top="none" fo:border-bottom="0.5pt solid #000000"/>
    </style:style>
    <style:style style:name="Table4.3" style:family="table-row">
      <style:table-row-properties style:min-row-height="0.1736in"/>
    </style:style>
    <style:style style:name="Table4.4" style:family="table-row">
      <style:table-row-properties style:min-row-height="0.325in"/>
    </style:style>
    <style:style style:name="Table5" style:family="table">
      <style:table-properties style:width="8.1146in" fo:margin-left="-0.6313in" table:align="left"/>
    </style:style>
    <style:style style:name="Table5.A" style:family="table-column">
      <style:table-column-properties style:column-width="1.4167in"/>
    </style:style>
    <style:style style:name="Table5.B" style:family="table-column">
      <style:table-column-properties style:column-width="1.3333in"/>
    </style:style>
    <style:style style:name="Table5.C" style:family="table-column">
      <style:table-column-properties style:column-width="1.3438in"/>
    </style:style>
    <style:style style:name="Table5.D" style:family="table-column">
      <style:table-column-properties style:column-width="1.5104in"/>
    </style:style>
    <style:style style:name="Table5.E" style:family="table-column">
      <style:table-column-properties style:column-width="1.1667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E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F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8.0306in" fo:margin-left="-0.6417in" fo:margin-top="0in" fo:margin-bottom="0in" table:align="left" style:writing-mode="lr-tb"/>
    </style:style>
    <style:style style:name="Table6.A" style:family="table-column">
      <style:table-column-properties style:column-width="3.0104in"/>
    </style:style>
    <style:style style:name="Table6.B" style:family="table-column">
      <style:table-column-properties style:column-width="0.7813in"/>
    </style:style>
    <style:style style:name="Table6.C" style:family="table-column">
      <style:table-column-properties style:column-width="3.5521in"/>
    </style:style>
    <style:style style:name="Table6.D" style:family="table-column">
      <style:table-column-properties style:column-width="0.686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2931in" fo:margin-left="0.0035in" fo:margin-top="0in" fo:margin-bottom="0in" table:align="left" style:writing-mode="lr-tb"/>
    </style:style>
    <style:style style:name="Table7.A" style:family="table-column">
      <style:table-column-properties style:column-width="2.3597in"/>
    </style:style>
    <style:style style:name="Table7.B" style:family="table-column">
      <style:table-column-properties style:column-width="0.7868in"/>
    </style:style>
    <style:style style:name="Table7.C" style:family="table-column">
      <style:table-column-properties style:column-width="2.4618in"/>
    </style:style>
    <style:style style:name="Table7.D" style:family="table-column">
      <style:table-column-properties style:column-width="0.684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 style:master-page-name="">
      <style:table-properties style:width="7.8125in" style:page-number="auto" table:align="margins"/>
    </style:style>
    <style:style style:name="Table8.A" style:family="table-column">
      <style:table-column-properties style:column-width="0.7813in" style:rel-column-width="1125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I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J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1.5417in" table:align="left"/>
    </style:style>
    <style:style style:name="Table9.A" style:family="table-column">
      <style:table-column-properties style:column-width="0.7917in"/>
    </style:style>
    <style:style style:name="Table9.B" style:family="table-column">
      <style:table-column-properties style:column-width="0.75in"/>
    </style:style>
    <style:style style:name="Table9.A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Default_20_Drawing_20_Style">
      <style:paragraph-properties fo:text-align="start" style:justify-single-word="false" style:writing-mode="lr-tb"/>
      <style:text-properties fo:language="pl" fo:country="PL" fo:font-style="italic" officeooo:paragraph-rsid="001792b2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fo:language="pl" fo:country="PL" fo:font-style="italic" fo:font-weight="bold" officeooo:rsid="001bf48e" officeooo:paragraph-rsid="001792b2" style:font-style-asian="italic" style:font-weight-asian="bold" style:font-style-complex="italic" style:font-weight-complex="bold"/>
    </style:style>
    <style:style style:name="P3" style:family="paragraph" style:parent-style-name="Standard">
      <style:text-properties fo:language="pl" fo:country="PL" fo:font-style="italic" fo:font-weight="bold" officeooo:rsid="00304016" officeooo:paragraph-rsid="001792b2" style:font-style-asian="italic" style:font-weight-asian="bold" style:font-style-complex="italic" style:font-weight-complex="bold"/>
    </style:style>
    <style:style style:name="P4" style:family="paragraph" style:parent-style-name="Standard">
      <style:text-properties fo:language="pl" fo:country="PL" officeooo:rsid="00185b53" officeooo:paragraph-rsid="001792b2"/>
    </style:style>
    <style:style style:name="P5" style:family="paragraph" style:parent-style-name="Standard">
      <style:text-properties fo:language="pl" fo:country="PL" officeooo:paragraph-rsid="001792b2"/>
    </style:style>
    <style:style style:name="P6" style:family="paragraph" style:parent-style-name="Standard">
      <style:paragraph-properties fo:text-align="start" style:justify-single-word="false"/>
      <style:text-properties fo:language="pl" fo:country="PL" officeooo:rsid="00199bcf" officeooo:paragraph-rsid="001792b2"/>
    </style:style>
    <style:style style:name="P7" style:family="paragraph" style:parent-style-name="Standard">
      <style:text-properties fo:language="pl" fo:country="PL" officeooo:rsid="00199bcf" officeooo:paragraph-rsid="001792b2"/>
    </style:style>
    <style:style style:name="P8" style:family="paragraph" style:parent-style-name="Table_20_Contents">
      <style:paragraph-properties fo:text-align="start" style:justify-single-word="false"/>
      <style:text-properties fo:language="pl" fo:country="PL" officeooo:rsid="001bf48e" officeooo:paragraph-rsid="001792b2"/>
    </style:style>
    <style:style style:name="P9" style:family="paragraph" style:parent-style-name="Standard">
      <style:paragraph-properties fo:text-align="start" style:justify-single-word="false"/>
      <style:text-properties fo:language="pl" fo:country="PL" fo:font-style="normal" fo:font-weight="bold" officeooo:rsid="001bf48e" officeooo:paragraph-rsid="001792b2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pl" fo:country="PL" officeooo:rsid="00304016" officeooo:paragraph-rsid="001792b2"/>
    </style:style>
    <style:style style:name="P11" style:family="paragraph" style:parent-style-name="Title">
      <style:paragraph-properties fo:text-align="start" style:justify-single-word="false" fo:break-before="page"/>
      <style:text-properties fo:language="pl" fo:country="PL" officeooo:paragraph-rsid="001792b2"/>
    </style:style>
    <style:style style:name="P12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Liberation Serif1" fo:font-size="13pt" fo:language="pl" fo:country="PL" fo:font-style="italic" style:text-underline-style="solid" style:text-underline-width="auto" style:text-underline-color="font-color" fo:font-weight="bold" officeooo:paragraph-rsid="001792b2" style:font-size-asian="11pt" style:font-style-asian="italic" style:font-weight-asian="bold" style:font-size-complex="12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8pt" fo:language="pl" fo:country="PL" fo:font-style="italic" fo:font-weight="bold" officeooo:rsid="00199bcf" officeooo:paragraph-rsid="001792b2" style:font-style-asian="italic" style:font-weight-asian="bold" style:font-style-complex="italic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8pt" fo:language="pl" fo:country="PL" fo:font-style="italic" fo:font-weight="bold" officeooo:rsid="00283841" officeooo:paragraph-rsid="001792b2" style:font-size-asian="20pt" style:font-style-asian="italic" style:font-weight-asian="bold" style:font-size-complex="20pt" style:font-style-complex="italic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8pt" fo:language="pl" fo:country="PL" fo:font-style="italic" fo:font-weight="bold" officeooo:rsid="00304016" officeooo:paragraph-rsid="001792b2" style:font-size-asian="20pt" style:font-style-asian="italic" style:font-weight-asian="bold" style:font-size-complex="20pt" style:font-style-complex="italic" style:font-weight-complex="bold"/>
    </style:style>
    <style:style style:name="P16" style:family="paragraph" style:parent-style-name="Standard">
      <style:text-properties officeooo:paragraph-rsid="001792b2"/>
    </style:style>
    <style:style style:name="P17" style:family="paragraph" style:parent-style-name="Standard">
      <style:paragraph-properties fo:text-align="start" style:justify-single-word="false"/>
      <style:text-properties fo:font-size="14pt" fo:language="pl" fo:country="PL" fo:font-style="italic" fo:font-weight="bold" officeooo:rsid="00199bcf" officeooo:paragraph-rsid="001792b2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language="pl" fo:country="PL" fo:font-style="normal" fo:font-weight="bold" officeooo:rsid="001bf48e" officeooo:paragraph-rsid="001792b2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1" fo:language="pl" fo:country="PL" fo:font-style="italic" fo:font-weight="bold" officeooo:rsid="00304016" officeooo:paragraph-rsid="001792b2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Liberation Serif1" fo:language="pl" fo:country="PL" fo:font-style="italic" fo:font-weight="bold" officeooo:rsid="00304016" officeooo:paragraph-rsid="001792b2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ize="16pt" fo:language="pl" fo:country="PL" fo:font-weight="bold" officeooo:rsid="00283841" officeooo:paragraph-rsid="001792b2" style:font-weight-asian="bold" style:font-weight-complex="bold"/>
    </style:style>
    <style:style style:name="P22" style:family="paragraph" style:parent-style-name="Standard">
      <style:text-properties fo:font-size="16pt" fo:language="pl" fo:country="PL" officeooo:rsid="00283841" officeooo:paragraph-rsid="001792b2"/>
    </style:style>
    <style:style style:name="P23" style:family="paragraph" style:parent-style-name="Title">
      <style:paragraph-properties fo:text-align="start" style:justify-single-word="false"/>
      <style:text-properties fo:font-size="20pt" fo:language="pl" fo:country="PL" officeooo:paragraph-rsid="001792b2" style:font-size-asian="20pt" style:font-size-complex="20pt"/>
    </style:style>
    <style:style style:name="P24" style:family="paragraph" style:parent-style-name="Title">
      <style:paragraph-properties fo:text-align="start" style:justify-single-word="false" fo:break-before="page"/>
      <style:text-properties fo:font-size="20pt" fo:language="pl" fo:country="PL" officeooo:paragraph-rsid="001792b2" style:font-size-asian="20pt" style:font-size-complex="20pt"/>
    </style:style>
    <style:style style:name="P25" style:family="paragraph" style:parent-style-name="Title">
      <style:paragraph-properties fo:text-align="start" style:justify-single-word="false" fo:break-before="page"/>
      <style:text-properties fo:font-size="20pt" fo:language="pl" fo:country="PL" officeooo:paragraph-rsid="001b6bfa" style:font-size-asian="20pt" style:font-size-complex="20pt"/>
    </style:style>
    <style:style style:name="P26" style:family="paragraph" style:parent-style-name="List_20_Paragraph" style:list-style-name="WWNum3">
      <style:paragraph-properties fo:hyphenation-ladder-count="no-limit"/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List_20_Paragraph" style:list-style-name="WWNum3">
      <style:paragraph-properties fo:margin-top="0.1665in" fo:margin-bottom="0.111in" style:contextual-spacing="true" fo:hyphenation-ladder-count="no-limit"/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List_20_Paragraph" style:list-style-name="WWNum2">
      <style:paragraph-properties fo:hyphenation-ladder-count="no-limit"/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List_20_Paragraph" style:list-style-name="WWNum2">
      <style:paragraph-properties fo:margin-top="0in" fo:margin-bottom="0in" style:contextual-spacing="true" fo:hyphenation-ladder-count="no-limit"/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List_20_Paragraph">
      <loext:graphic-properties draw:fill="none"/>
      <style:paragraph-properties fo:margin-left="0.5in" fo:margin-right="0in" fo:margin-top="0in" fo:margin-bottom="0.111in" style:contextual-spacing="true" fo:hyphenation-ladder-count="no-limit" fo:text-indent="-0.6866in" style:auto-text-indent="false" fo:background-color="transparent"/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List_20_Paragraph" style:list-style-name="WWNum6">
      <style:paragraph-properties fo:hyphenation-ladder-count="no-limit"/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List_20_Paragraph" style:list-style-name="WWNum4">
      <style:paragraph-properties fo:margin-top="0in" fo:margin-bottom="0in" style:contextual-spacing="true" fo:line-height="100%" fo:text-align="start" style:justify-single-word="false" fo:orphans="2" fo:widows="2" fo:hyphenation-ladder-count="no-limit"/>
      <style:text-properties style:font-name="Calibri" fo:font-size="11pt" fo:language="pl" fo:country="PL" officeooo:paragraph-rsid="001c1165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List_20_Paragraph" style:list-style-name="WWNum5">
      <style:paragraph-properties fo:margin-top="0in" fo:margin-bottom="0in" style:contextual-spacing="true" fo:line-height="100%" fo:text-align="start" style:justify-single-word="false" fo:orphans="2" fo:widows="2" fo:hyphenation-ladder-count="no-limit"/>
      <style:text-properties style:font-name="Calibri" fo:font-size="11pt" fo:language="pl" fo:country="PL" officeooo:paragraph-rsid="001c1165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List_20_Paragraph" style:list-style-name="WWNum6">
      <style:paragraph-properties fo:hyphenation-ladder-count="no-limit">
        <style:tab-stops>
          <style:tab-stop style:position="-0.1874in"/>
        </style:tab-stops>
      </style:paragraph-properties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 style:list-style-name="L1">
      <style:text-properties fo:language="pl" fo:country="PL" officeooo:rsid="001bf48e" officeooo:paragraph-rsid="001792b2"/>
    </style:style>
    <style:style style:name="P36" style:family="paragraph" style:parent-style-name="Standard" style:list-style-name="L1">
      <style:paragraph-properties fo:text-align="start" style:justify-single-word="false"/>
      <style:text-properties fo:language="pl" fo:country="PL" fo:font-style="normal" fo:font-weight="bold" officeooo:rsid="00199bcf" officeooo:paragraph-rsid="001792b2" style:font-style-asian="normal" style:font-weight-asian="bold" style:font-style-complex="normal" style:font-weight-complex="bold"/>
    </style:style>
    <style:style style:name="P37" style:family="paragraph" style:parent-style-name="Standard" style:list-style-name="L3">
      <style:paragraph-properties fo:text-align="start" style:justify-single-word="false"/>
      <style:text-properties fo:language="pl" fo:country="PL" fo:font-style="normal" fo:font-weight="bold" officeooo:rsid="001bf48e" officeooo:paragraph-rsid="001792b2" style:font-style-asian="normal" style:font-weight-asian="bold" style:font-style-complex="normal" style:font-weight-complex="bold"/>
    </style:style>
    <style:style style:name="P38" style:family="paragraph" style:parent-style-name="Standard" style:list-style-name="L2">
      <style:text-properties fo:language="pl" fo:country="PL" fo:font-style="normal" officeooo:rsid="00199bcf" officeooo:paragraph-rsid="001792b2" style:font-style-asian="normal" style:font-style-complex="normal"/>
    </style:style>
    <style:style style:name="P39" style:family="paragraph" style:parent-style-name="Standard" style:list-style-name="L2">
      <style:text-properties fo:language="pl" fo:country="PL" officeooo:rsid="00199bcf" officeooo:paragraph-rsid="001792b2"/>
    </style:style>
    <style:style style:name="P40" style:family="paragraph" style:parent-style-name="Standard" style:list-style-name="L6">
      <style:text-properties fo:language="pl" fo:country="PL" officeooo:rsid="00304016" officeooo:paragraph-rsid="001792b2"/>
    </style:style>
    <style:style style:name="P41" style:family="paragraph" style:parent-style-name="Standard" style:list-style-name="L6">
      <style:text-properties fo:language="pl" fo:country="PL" fo:font-style="italic" fo:font-weight="bold" officeooo:rsid="00304016" officeooo:paragraph-rsid="001792b2" style:font-style-asian="italic" style:font-weight-asian="bold" style:font-style-complex="italic" style:font-weight-complex="bold"/>
    </style:style>
    <style:style style:name="P42" style:family="paragraph" style:parent-style-name="Standard" style:list-style-name="L3">
      <style:paragraph-properties fo:text-align="start" style:justify-single-word="false"/>
      <style:text-properties fo:font-size="12pt" fo:language="pl" fo:country="PL" fo:font-style="normal" fo:font-weight="bold" officeooo:rsid="001bf48e" officeooo:paragraph-rsid="001792b2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size="12pt" officeooo:rsid="001c1165" officeooo:paragraph-rsid="001c1165"/>
    </style:style>
    <style:style style:name="P44" style:family="paragraph" style:parent-style-name="Standard" style:list-style-name="L4">
      <style:text-properties fo:font-size="16pt" fo:language="pl" fo:country="PL" officeooo:rsid="00283841" officeooo:paragraph-rsid="001792b2"/>
    </style:style>
    <style:style style:name="P45" style:family="paragraph" style:parent-style-name="Standard" style:list-style-name="L5">
      <style:text-properties fo:font-size="16pt" fo:language="pl" fo:country="PL" fo:font-weight="bold" officeooo:rsid="00283841" officeooo:paragraph-rsid="001792b2" style:font-weight-asian="bold" style:font-weight-complex="bold"/>
    </style:style>
    <style:style style:name="P46" style:family="paragraph" style:parent-style-name="Standard" style:list-style-name="L5">
      <style:text-properties fo:font-size="16pt" fo:language="pl" fo:country="PL" fo:font-weight="bold" officeooo:rsid="002baa61" officeooo:paragraph-rsid="001792b2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1" fo:language="pl" fo:country="PL" fo:font-style="italic" fo:font-weight="bold" officeooo:rsid="00304016" officeooo:paragraph-rsid="001792b2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1" fo:font-size="14pt" fo:language="pl" fo:country="PL" fo:font-style="normal" fo:font-weight="normal" officeooo:rsid="001b6bfa" officeooo:paragraph-rsid="001b6bfa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1" fo:font-size="18pt" fo:language="pl" fo:country="PL" fo:font-style="normal" fo:font-weight="normal" officeooo:rsid="001b6bfa" officeooo:paragraph-rsid="001b6bfa" style:font-style-asian="normal" style:font-weight-asian="normal" style:font-style-complex="normal" style:font-weight-complex="normal"/>
    </style:style>
    <style:style style:name="P50" style:family="paragraph" style:parent-style-name="Standard" style:list-style-name="L10">
      <style:paragraph-properties fo:text-align="start" style:justify-single-word="false"/>
      <style:text-properties style:font-name="Liberation Serif1" fo:font-size="18pt" fo:language="pl" fo:country="PL" fo:font-style="normal" fo:font-weight="normal" officeooo:rsid="001b6bfa" officeooo:paragraph-rsid="001b6bfa" style:font-style-asian="normal" style:font-weight-asian="normal" style:font-style-complex="normal" style:font-weight-complex="normal"/>
    </style:style>
    <style:style style:name="P51" style:family="paragraph" style:parent-style-name="Standard" style:list-style-name="L11">
      <style:paragraph-properties fo:text-align="start" style:justify-single-word="false"/>
      <style:text-properties style:font-name="Liberation Serif1" fo:font-size="18pt" fo:language="pl" fo:country="PL" fo:font-style="normal" fo:font-weight="normal" officeooo:rsid="001b6bfa" officeooo:paragraph-rsid="001b6bfa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1" fo:font-size="18pt" fo:language="pl" fo:country="PL" fo:font-style="normal" fo:font-weight="normal" officeooo:rsid="001c1165" officeooo:paragraph-rsid="001c1165" style:font-style-asian="normal" style:font-weight-asian="normal" style:font-style-complex="normal" style:font-weight-complex="normal"/>
    </style:style>
    <style:style style:name="P53" style:family="paragraph" style:parent-style-name="Standard" style:list-style-name="L9">
      <style:paragraph-properties fo:text-align="start" style:justify-single-word="false"/>
      <style:text-properties officeooo:paragraph-rsid="001b6bfa"/>
    </style:style>
    <style:style style:name="P5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-0.5618in" style:auto-text-indent="false" style:page-number="auto" fo:break-before="page" fo:background-color="transparent"/>
      <style:text-properties officeooo:paragraph-rsid="001c1165"/>
    </style:style>
    <style:style style:name="P5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Calibri" fo:font-size="11pt" fo:language="pl" fo:country="PL" officeooo:paragraph-rsid="001c1165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hyphenation-ladder-count="no-limit"/>
      <style:text-properties style:font-name="Calibri" fo:font-size="11pt" fo:language="pl" fo:country="PL" officeooo:paragraph-rsid="001c1165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Standard">
      <style:text-properties officeooo:paragraph-rsid="001c1165"/>
    </style:style>
    <style:style style:name="P58" style:family="paragraph" style:parent-style-name="Standard">
      <style:paragraph-properties fo:text-align="center" style:justify-single-word="false"/>
      <style:text-properties fo:font-size="10pt" officeooo:rsid="001c1165" officeooo:paragraph-rsid="001c1165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1" fo:font-size="12pt" officeooo:rsid="001c1165" officeooo:paragraph-rsid="001c1165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1" fo:font-size="12pt" officeooo:rsid="001c1165" officeooo:paragraph-rsid="001c1165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1" fo:font-size="12pt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1" fo:font-size="12pt"/>
    </style:style>
    <style:style style:name="P63" style:family="paragraph" style:parent-style-name="Table_20_Contents">
      <style:paragraph-properties fo:text-align="center" style:justify-single-word="false"/>
      <style:text-properties style:font-name="Liberation Serif1" fo:font-size="12pt" officeooo:paragraph-rsid="001c1165"/>
    </style:style>
    <style:style style:name="P64" style:family="paragraph" style:parent-style-name="Table_20_Contents">
      <style:paragraph-properties fo:text-align="start" style:justify-single-word="false"/>
      <style:text-properties style:font-name="Liberation Serif1" fo:font-size="10pt" officeooo:rsid="001c1165" officeooo:paragraph-rsid="001c1165"/>
    </style:style>
    <style:style style:name="P65" style:family="paragraph" style:parent-style-name="Table_20_Contents">
      <style:paragraph-properties fo:text-align="center" style:justify-single-word="false"/>
      <style:text-properties style:font-name="Liberation Serif1" fo:font-size="10pt" officeooo:rsid="001c1165" officeooo:paragraph-rsid="001c1165"/>
    </style:style>
    <style:style style:name="P66" style:family="paragraph" style:parent-style-name="Table_20_Contents">
      <style:paragraph-properties fo:text-align="center" style:justify-single-word="false"/>
      <style:text-properties officeooo:paragraph-rsid="001c1165"/>
    </style:style>
    <style:style style:name="P67" style:family="paragraph" style:parent-style-name="Table_20_Contents">
      <style:paragraph-properties fo:text-align="center" style:justify-single-word="false"/>
    </style:style>
    <style:style style:name="P68" style:family="paragraph" style:parent-style-name="Table_20_Contents">
      <style:paragraph-properties fo:text-align="center" style:justify-single-word="false"/>
      <style:text-properties officeooo:rsid="001c1165" officeooo:paragraph-rsid="001c1165"/>
    </style:style>
    <style:style style:name="T1" style:family="text">
      <style:text-properties officeooo:rsid="00185ceb"/>
    </style:style>
    <style:style style:name="T2" style:family="text">
      <style:text-properties fo:language="pl" fo:country="PL"/>
    </style:style>
    <style:style style:name="T3" style:family="text">
      <style:text-properties officeooo:rsid="001b267a"/>
    </style:style>
    <style:style style:name="T4" style:family="text">
      <style:text-properties officeooo:rsid="001bf48e"/>
    </style:style>
    <style:style style:name="T5" style:family="text">
      <style:text-properties fo:font-style="normal" fo:font-weight="bold" officeooo:rsid="001bf48e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bf48e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83841" style:font-style-asian="italic" style:font-weight-asian="bold" style:font-style-complex="italic" style:font-weight-complex="bold"/>
    </style:style>
    <style:style style:name="T10" style:family="text">
      <style:text-properties fo:font-size="12pt"/>
    </style:style>
    <style:style style:name="T11" style:family="text">
      <style:text-properties fo:color="#c9211e" loext:opacity="100%" fo:font-size="12pt"/>
    </style:style>
    <style:style style:name="T12" style:family="text">
      <style:text-properties fo:color="#000000" loext:opacity="100%" fo:font-size="12pt"/>
    </style:style>
    <style:style style:name="T13" style:family="text">
      <style:text-properties fo:color="#000000" loext:opacity="100%" style:font-name="Liberation Serif1" fo:font-size="15pt" style:text-underline-style="solid" style:text-underline-width="auto" style:text-underline-color="font-color" fo:font-weight="bold" style:font-size-asian="11pt" style:font-weight-asian="bold" style:font-size-complex="12pt"/>
    </style:style>
    <style:style style:name="T14" style:family="text">
      <style:text-properties fo:color="#000000" loext:opacity="100%" style:font-name="Liberation Serif1" fo:font-size="15pt" style:text-underline-style="solid" style:text-underline-width="auto" style:text-underline-color="font-color" fo:font-weight="bold" officeooo:rsid="001bf48e" style:font-size-asian="11pt" style:font-weight-asian="bold" style:font-size-complex="12pt"/>
    </style:style>
    <style:style style:name="T15" style:family="text">
      <style:text-properties fo:color="#000000" loext:opacity="100%" style:font-name="Liberation Serif1" fo:font-size="13pt" style:text-underline-style="solid" style:text-underline-width="auto" style:text-underline-color="font-color" fo:font-weight="bold" style:font-size-asian="11pt" style:font-weight-asian="bold" style:font-size-complex="12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officeooo:rsid="00199bcf" style:font-size-asian="20pt" style:font-size-complex="20pt"/>
    </style:style>
    <style:style style:name="T18" style:family="text">
      <style:text-properties fo:font-size="20pt" officeooo:rsid="002763a0" style:font-size-asian="20pt" style:font-size-complex="20pt"/>
    </style:style>
    <style:style style:name="T19" style:family="text">
      <style:text-properties fo:font-size="20pt" officeooo:rsid="00185ceb" style:font-size-asian="20pt" style:font-size-complex="20pt"/>
    </style:style>
    <style:style style:name="T20" style:family="text">
      <style:text-properties fo:font-size="20pt" officeooo:rsid="001792b2" style:font-size-asian="20pt" style:font-size-complex="20pt"/>
    </style:style>
    <style:style style:name="T21" style:family="text">
      <style:text-properties officeooo:rsid="002baa61"/>
    </style:style>
    <style:style style:name="T22" style:family="text">
      <style:text-properties officeooo:rsid="002d017c"/>
    </style:style>
    <style:style style:name="T23" style:family="text">
      <style:text-properties officeooo:rsid="002df4bc"/>
    </style:style>
    <style:style style:name="T24" style:family="text">
      <style:text-properties officeooo:rsid="002e9a5d"/>
    </style:style>
    <style:style style:name="T25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Liberation Serif1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style:font-name="Liberation Serif1" fo:font-size="18pt" fo:language="pl" fo:country="PL" fo:font-style="normal" fo:font-weight="normal" officeooo:rsid="001b6bfa" style:font-style-asian="normal" style:font-weight-asian="normal" style:font-style-complex="normal" style:font-weight-complex="normal"/>
    </style:style>
    <style:style style:name="T28" style:family="text">
      <style:text-properties style:font-name="Liberation Serif1" fo:font-size="18pt" fo:language="pl" fo:country="PL" fo:font-style="normal" fo:font-weight="normal" officeooo:rsid="001c1165" style:font-style-asian="normal" style:font-weight-asian="normal" style:font-style-complex="normal" style:font-weight-complex="normal"/>
    </style:style>
    <style:style style:name="T29" style:family="text">
      <style:text-properties officeooo:rsid="001792b2"/>
    </style:style>
    <style:style style:name="T30" style:family="text">
      <style:text-properties officeooo:rsid="001b6bfa"/>
    </style:style>
    <style:style style:name="T31" style:family="text">
      <style:text-properties fo:font-size="14pt"/>
    </style:style>
    <style:style style:name="T32" style:family="text">
      <style:text-properties fo:font-size="10pt"/>
    </style:style>
    <style:style style:name="T33" style:family="text">
      <style:text-properties officeooo:rsid="001c1165"/>
    </style:style>
    <style:style style:name="T34" style:family="text">
      <style:text-properties fo:font-weight="bold" style:font-weight-asian="bold"/>
    </style:style>
    <style:style style:name="T35" style:family="text">
      <style:text-properties fo:font-weight="bold" officeooo:rsid="001c1165" style:font-weight-asian="bold" style:font-weight-complex="bold"/>
    </style:style>
    <style:style style:name="T36" style:family="text">
      <style:text-properties style:font-name="Liberation Serif3" fo:font-weight="bold" style:font-weight-asian="bold" style:font-weight-complex="bold"/>
    </style:style>
    <style:style style:name="T37" style:family="text">
      <style:text-properties style:font-name="Liberation Serif3" fo:font-weight="bold" officeooo:rsid="001c1165" style:font-weight-asian="bold" style:font-weight-complex="bold"/>
    </style:style>
    <style:style style:name="T38" style:family="text">
      <style:text-properties style:font-name="Calibri" style:font-name-asian="Calibri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Podstawy rachunkowości (cwiczenia) <text:span text:style-name="T1">(2023/1</text:span><text:span text:style-name="T29">0</text:span><text:span text:style-name="T1">/4)</text:span></text:p>
      <text:p text:style-name="P13">Pierwsze spotkanie:</text:p>
      <text:p text:style-name="P13"/>
      <text:p text:style-name="P5">Prowadząca: Karolina Smetek</text:p>
      <text:p text:style-name="P16"><text:span text:style-name="T2">e-mail: </text:span><text:a xlink:type="simple" xlink:href="mailto:karolina.smetek@tu.koszalin.pl" text:style-name="Internet_20_link" text:visited-style-name="Visited_20_Internet_20_Link"><text:span text:style-name="T2">karolina.smetek@tu.koszalin.pl</text:span></text:a></text:p>
      <text:p text:style-name="P4">Konsultacja 12:20-13:20 (pt)</text:p>
      <text:p text:style-name="P4"/>
      <text:p text:style-name="P4">Literatura:</text:p>
      <text:p text:style-name="P4"><text:tab/>Podstawowa:</text:p>
      <text:p text:style-name="P4"><text:tab/><text:tab/>Ustawa z dnia 29/4/1994 o rachunkowości</text:p>
      <text:p text:style-name="P4"><text:tab/><text:tab/>Zadania z podstaw rachunkowości, Politechnika Koszalińska 2019</text:p>
      <text:p text:style-name="P4"><text:tab/><text:tab/>Podręcznik do samodzielnej nauki księgowania, ODDK Gdańsk 2018</text:p>
      <text:p text:style-name="P4"/>
      <text:p text:style-name="P4">Temawy zajęć:</text:p>
      <text:p text:style-name="P4">1. Zasady I funkcje rachunkowości, klasyfukacja aktywów I pasywów</text:p>
      <text:p text:style-name="P4">2. Tworzenie bilansu uproszczonego</text:p>
      <text:p text:style-name="P4">3. Operacje gospodarcze I ich wpływ na strukture bilansu</text:p>
      <text:p text:style-name="P4">4. Ewidencja operacji na kontach biłansowych, tworzenie zeswawienia obrorów o sald</text:p>
      <text:p text:style-name="P4">5. Księgi pomocnicze I poprawianie błędów księgowych</text:p>
      <text:p text:style-name="P4">6. Ewidencja na kontach wynikowych I tworzenie wyniky finansowego.</text:p>
      <text:p text:style-name="P4"/>
      <text:p text:style-name="P4">Warunki zaliczenia przedmiotu:</text:p>
      <text:p text:style-name="P4">2 kołokwiuma (1,2,3) (4,5,6)</text:p>
      <text:p text:style-name="P4">Max. 2 nieobecności bez dokumentów</text:p>
      <text:p text:style-name="P4">Zaliczenie od 55%</text:p>
      <text:p text:style-name="P4"/>
      <text:p text:style-name="P24">Podstawy rachunkowości (cwiczenia) <text:span text:style-name="T1">(2023/1</text:span><text:span text:style-name="T29">0</text:span><text:span text:style-name="T1">/</text:span><text:span text:style-name="T3">11</text:span><text:span text:style-name="T1">)</text:span></text:p>
      <text:p text:style-name="P17"><text:span text:style-name="T4">Efekty uczenia się</text:span>:</text:p>
      <text:p text:style-name="P17"/>
      <text:p text:style-name="P6"><text:span text:style-name="T5">Wiedza</text:span><text:span text:style-name="T8">:</text:span></text:p>
      <text:list text:style-name="L1">
        <text:list-item>
          <text:p text:style-name="P35">Podstawowe przepisy prawne regulujące zasady, metody, I techniki prowadzenia rachunkowości w jednostkach gospodarczych</text:p>
        </text:list-item>
        <text:list-item>
          <text:p text:style-name="P35">Zasady ujmowania operacji gospodarczych na kontach księgowych oraz sposób interpretacji zapisów ujętnych w ewidencji księgowych</text:p>
        </text:list-item>
        <text:list-item>
          <text:p text:style-name="P35">Zakres, ogólna struktura sprawodzewnia finansowego sporzadzonego według zasad <text:span text:style-name="T6">obowiązajacych</text:span></text:p>
          <text:p text:style-name="P36"/>
        </text:list-item>
      </text:list>
      <text:p text:style-name="P9">Umiejętności:</text:p>
      <text:list text:style-name="L2">
        <text:list-item>
          <text:p text:style-name="P38">-</text:p>
        </text:list-item>
        <text:list-item>
          <text:p text:style-name="P38">-</text:p>
        </text:list-item>
        <text:list-item>
          <text:p text:style-name="P38">-</text:p>
          <text:p text:style-name="P38"/>
        </text:list-item>
      </text:list>
      <text:p text:style-name="P9">Kompetencje:</text:p>
      <text:list text:continue-numbering="true" text:style-name="L2">
        <text:list-item>
          <text:p text:style-name="P39">-</text:p>
        </text:list-item>
        <text:list-item>
          <text:p text:style-name="P39">-</text:p>
        </text:list-item>
        <text:list-item>
          <text:p text:style-name="P39">-</text:p>
        </text:list-item>
      </text:list>
      <text:p text:style-name="P7"/>
      <text:p text:style-name="P7"/>
      <text:p text:style-name="P17"><text:span text:style-name="T4">Aktywa</text:span>:</text:p>
      <text:p text:style-name="P18">Podział aktywów</text:p>
      <text:p text:style-name="P18"/>
      <text:list text:style-name="L3">
        <text:list-item>
          <text:p text:style-name="P42">Aktywa trwałe (długoterminowy – od 1 roku)</text:p>
          <text:list>
            <text:list-item>
              <text:p text:style-name="P42">Wartości prawne/niematerialne (patenty, opragromowania, licencje)</text:p>
            </text:list-item>
            <text:list-item>
              <text:p text:style-name="P42">Rzeczowe aktywa (środki trwałe, nieruchomość, środki transportu, maszyny, środki trwałe w budowie)</text:p>
            </text:list-item>
            <text:list-item>
              <text:p text:style-name="P42">Należności długoterminowe ()</text:p>
            </text:list-item>
            <text:list-item>
              <text:p text:style-name="P42">Inwestycje długoterminowe (udzielone pożyczki, papiery wartościowe, akcje, udziały od 1 roku)</text:p>
            </text:list-item>
            <text:list-item>
              <text:p text:style-name="P42">Długoterminowe rozliczenia międzyokresowe</text:p>
              <text:p text:style-name="P42"/>
            </text:list-item>
          </text:list>
        </text:list-item>
        <text:list-item>
          <text:p text:style-name="P42">Aktywa obrotowe (krótkoterminowy – do 1 roku)</text:p>
          <text:list>
            <text:list-item>
              <text:p text:style-name="P42">Zapasy (Materiały, półprodukty produkcja w toku, produkty/wyroby gotowe, towary)</text:p>
            </text:list-item>
            <text:list-item>
              <text:p text:style-name="P37"><text:span text:style-name="T10">Należności ktrótoterminowe (Należności od odbiorców </text:span><text:span text:style-name="T11">(</text:span><text:span text:style-name="T12">do 12 miesięcy, </text:span><text:span text:style-name="T11">od 12 miesięcy)</text:span><text:span text:style-name="T12">, należności od pracowników</text:span><text:span text:style-name="T10">)</text:span></text:p>
            </text:list-item>
            <text:list-item>
              <text:p text:style-name="P37">Inwestycje krótkoterminowe (<text:span text:style-name="T10">udzielone pożyczki do 12 miesięcy, akcje I udziały do 12 miesięcy, środki pieniężnie w kasie, na rachunkach bankowych</text:span>)</text:p>
            </text:list-item>
            <text:list-item>
              <text:p text:style-name="P37">Krótkoterminowe rozliczenia międzyokresowe 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1"><text:span text:style-name="T13">Zadanie 6. (1.14/s.17)</text:span><text:span text:style-name="T15">:</text:span></text:p>
      <text:p text:style-name="P12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8">Aktywa trwale</text:p>
          </table:table-cell>
          <table:table-cell table:style-name="Table1.B1" office:value-type="string">
            <text:p text:style-name="P8">Aktywa obrotowe</text:p>
          </table:table-cell>
        </table:table-row>
        <table:table-row>
          <table:table-cell table:style-name="Table1.A2" office:value-type="string">
            <text:p text:style-name="P8">1,2,3,6,8,10,11,14</text:p>
          </table:table-cell>
          <table:table-cell table:style-name="Table1.B2" office:value-type="string">
            <text:p text:style-name="P8">4,5,7,12,13,15,16</text:p>
          </table:table-cell>
        </table:table-row>
      </table:table>
      <text:p text:style-name="P2"/>
      <text:p text:style-name="P1"><text:span text:style-name="T13">Zadanie </text:span><text:span text:style-name="T14">7</text:span><text:span text:style-name="T13">. (1.1</text:span><text:span text:style-name="T14">5</text:span><text:span text:style-name="T13">/s.17-</text:span><text:span text:style-name="T14">18</text:span><text:span text:style-name="T13">)</text:span><text:span text:style-name="T15">:</text:span></text:p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Aktywa trwale</text:p>
          </table:table-cell>
          <table:table-cell table:style-name="Table2.B1" office:value-type="string">
            <text:p text:style-name="P8">Aktywa obrotowe</text:p>
          </table:table-cell>
        </table:table-row>
        <table:table-row>
          <table:table-cell table:style-name="Table2.A2" office:value-type="string">
            <text:p text:style-name="P8">2, 3, 5, 8, 10, 12, 13</text:p>
          </table:table-cell>
          <table:table-cell table:style-name="Table2.B2" office:value-type="string">
            <text:p text:style-name="P8">1, 4, 6, 7, 9, 11, 14, 15, 16</text:p>
          </table:table-cell>
        </table:table-row>
      </table:table>
      <text:p text:style-name="P2"/>
      <text:p text:style-name="P11"><text:span text:style-name="T17">Pod</text:span><text:span text:style-name="T16">stawy rachunkowości (</text:span><text:span text:style-name="T18">czwiczenia</text:span><text:span text:style-name="T16">) </text:span><text:span text:style-name="T19">(2023/1</text:span><text:span text:style-name="T20">0</text:span><text:span text:style-name="T19">/1</text:span><text:span text:style-name="T16">8</text:span><text:span text:style-name="T19">)</text:span></text:p>
      <text:p text:style-name="P14">Pasywa</text:p>
      <text:p text:style-name="P21">Podział pasywów:</text:p>
      <text:list text:style-name="L4">
        <text:list-item>
          <text:p text:style-name="P44">Kapitał własny</text:p>
        </text:list-item>
        <text:list-item>
          <text:p text:style-name="P44">Zobowiązanie I rezerwy zabowiązania</text:p>
        </text:list-item>
      </text:list>
      <text:p text:style-name="P22"/>
      <text:p text:style-name="P21">Podział kapitału (funduszu) własnego:</text:p>
      <text:list text:style-name="L5">
        <text:list-item>
          <text:p text:style-name="P45">Kapitał (fundusz) podstawowy (Fundament przedsiębiorstwa)</text:p>
        </text:list-item>
        <text:list-item>
          <text:p text:style-name="P45">Kapitał (fundusz) zapasowy </text:p>
        </text:list-item>
        <text:list-item>
          <text:p text:style-name="P45">Kapitał (fundusz) z aktualizacji wyceny </text:p>
        </text:list-item>
        <text:list-item>
          <text:p text:style-name="P45">Pozostałe kapitały (fundusze) rezerwowe</text:p>
        </text:list-item>
        <text:list-item>
          <text:p text:style-name="P45">Zysk (strata) z lat ubiegłych</text:p>
        </text:list-item>
        <text:list-item>
          <text:p text:style-name="P45">Zysk (strata) netto</text:p>
        </text:list-item>
        <text:list-item>
          <text:p text:style-name="P45">Odpisy z zysku netto w ciągu roku obrotowego (wieklość ujemna)</text:p>
        </text:list-item>
      </text:list>
      <text:p text:style-name="P21"/>
      <text:p text:style-name="P21">Zobowiązanie I rezerwy zabowiązania:</text:p>
      <text:list text:continue-numbering="true" text:style-name="L5">
        <text:list-item>
          <text:p text:style-name="P45"><text:span text:style-name="T21">R</text:span>ezerwy <text:span text:style-name="T21">na </text:span>zabowiązania <text:span text:style-name="T22">(np. Nagrody, odpłaty)</text:span></text:p>
        </text:list-item>
        <text:list-item>
          <text:p text:style-name="P45"><text:span text:style-name="T21">Z</text:span>abowiązania <text:span text:style-name="T21">długoterminowe </text:span><text:span text:style-name="T22">(zobowiązania od 12 miesięcy </text:span><text:span text:style-name="T23">– np. Kredyty, otrzymane pożyczki, papiery wartościowe (obligacje) </text:span><text:span text:style-name="T22">)</text:span></text:p>
        </text:list-item>
        <text:list-item>
          <text:p text:style-name="P45"><text:span text:style-name="T21">Z</text:span>abowiązania <text:span text:style-name="T21">krótkoterminowe </text:span><text:span text:style-name="T22">(zobowiązania do 12 miesięcy – </text:span><text:span text:style-name="T23">np. Zobowiązane publiczno-prawne, weksle, papiery wartościowe, wynagrodzenia, </text:span><text:span text:style-name="T24">fundusze specjalne (ZFSS), </text:span><text:span text:style-name="T23">)</text:span></text:p>
        </text:list-item>
        <text:list-item>
          <text:p text:style-name="P46">Rozliczenia międzyokresowe</text:p>
          <text:p text:style-name="P46"/>
        </text:list-item>
      </text:list>
      <text:p text:style-name="P15">Czym ogólnie jest bilans?</text:p>
      <text:list text:style-name="L6">
        <text:list-item>
          <text:p text:style-name="P40"><text:span text:style-name="T9">D</text:span><text:span text:style-name="T7">wusteonne zestawienie aktywów I pasywów sporządzone na określony dzień I w określinej formie</text:span></text:p>
        </text:list-item>
        <text:list-item>
          <text:p text:style-name="P41">Jest zestawianu co najmniej na koniec każdego roku obrotowego</text:p>
        </text:list-item>
      </text:list>
      <text:p text:style-name="P3"/>
      <text:p text:style-name="P10"><text:span text:style-name="T25">Σ</text:span><text:span text:style-name="T26"> Aktywa = </text:span><text:span text:style-name="T25">Σ</text:span><text:span text:style-name="T26"> Pasywa</text:span></text:p>
      <text:p text:style-name="P20">Aktywa trwałe + Aktywa obrorowe = Kapitał własny + Zobowiązania I rezerwy na nich </text:p>
      <text:p text:style-name="P20"/>
      <text:p text:style-name="P19"/>
      <text:p text:style-name="P19"/>
      <text:p text:style-name="P25">Podstawy rachunkowości (cwiczenia) <text:span text:style-name="T1">(2023/1</text:span><text:span text:style-name="T30">2</text:span><text:span text:style-name="T1">/</text:span><text:span text:style-name="T30">6</text:span><text:span text:style-name="T1">)</text:span></text:p>
      <text:p text:style-name="P19"/>
      <text:p text:style-name="P19"/>
      <text:p text:style-name="P49">Operacji rachunkowe:</text:p>
      <text:list text:style-name="L9">
        <text:list-item>
          <text:p text:style-name="P53"><text:span text:style-name="T27">Aktywne:</text:span></text:p>
        </text:list-item>
      </text:list>
      <text:p text:style-name="P49"><text:span text:style-name="T32">Wn</text:span><text:tab/>Kasa <text:s text:c="4"/><text:span text:style-name="T32">Ma</text:span><text:tab/><text:tab/><text:tab/><text:tab/><text:tab/><text:span text:style-name="T32">Wn</text:span><text:tab/>Rachunki na <text:s text:c="4"/><text:span text:style-name="T32">Ma</text:span></text:p>
      <text:p text:style-name="P48"><text:s text:c="3"/>Sp<text:tab/><text:tab/> <text:s text:c="2"/><text:tab/><text:tab/><text:tab/><text:tab/><text:tab/><text:tab/> <text:s text:c="5"/>Sp <text:s text:c="25"/>1) 50</text:p>
      <text:p text:style-name="P48">1) 50</text:p>
      <text:p text:style-name="P48"/>
      <text:list text:style-name="L10">
        <text:list-item>
          <text:p text:style-name="P50">Pasywne:</text:p>
        </text:list-item>
      </text:list>
      <text:p text:style-name="P49"><text:span text:style-name="T10">Wn <text:s/></text:span>Kapitał podstawowy <text:span text:style-name="T10">Ma<text:tab/><text:tab/><text:tab/>Wn <text:s/></text:span>Zysk z lat ubiegłych <text:span text:style-name="T10">Ma</text:span></text:p>
      <text:p text:style-name="P49"><text:span text:style-name="T10"><text:tab/><text:tab/><text:tab/><text:tab/></text:span><text:span text:style-name="T31">Sp<text:tab/><text:tab/><text:tab/><text:tab/><text:tab/>2) 70<text:tab/><text:tab/><text:tab/>Sp</text:span></text:p>
      <text:p text:style-name="P49"><text:span text:style-name="T31"><text:tab/><text:tab/><text:tab/><text:tab/>2) 70</text:span></text:p>
      <text:p text:style-name="P49"><text:span text:style-name="T31"/></text:p>
      <text:list text:style-name="L11">
        <text:list-item>
          <text:p text:style-name="P51">Aktywne-pasywne ↑, Aktywne-pasywne ↓</text:p>
        </text:list-item>
      </text:list>
      <text:p text:style-name="P49"/>
      <text:p text:style-name="P49"><text:span text:style-name="T32">Wn</text:span><text:tab/>Kasa <text:s text:c="4"/><text:span text:style-name="T32">Ma</text:span><text:tab/><text:tab/><text:tab/><text:tab/><text:tab/><text:span text:style-name="T32">Wn</text:span><text:tab/>Rachunki na <text:s text:c="4"/><text:span text:style-name="T32">Ma</text:span></text:p>
      <text:p text:style-name="P48"><text:s text:c="3"/>Sp<text:tab/><text:tab/> <text:s/>80 <text:tab/><text:tab/><text:tab/><text:tab/><text:tab/><text:tab/> <text:s text:c="5"/>80 <text:s text:c="25"/>Sp</text:p>
      <text:p text:style-name="P48"><text:s text:c="3"/>200<text:tab/><text:tab/><text:tab/><text:tab/><text:tab/><text:tab/><text:tab/><text:tab/><text:tab/><text:tab/><text:tab/> <text:s text:c="4"/>200</text:p>
      <text:p text:style-name="P52"/>
      <text:p text:style-name="P52"/>
      <text:p text:style-name="P54"><text:span text:style-name="T28">Zadanie 4: <text:s/></text:span>Bilans otwarcia przedsiębiorstwa państwowego POL-BAR przedstawia się następująco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2" office:value-type="string">
            <text:p text:style-name="P56" loext:marker-style-name="T34"><text:span text:style-name="T34">AKTYWA</text:span></text:p>
          </table:table-cell>
          <table:covered-table-cell/>
          <table:table-cell table:style-name="Table6.A1" table:number-columns-spanned="2" office:value-type="string">
            <text:p text:style-name="P56" loext:marker-style-name="T34"><text:span text:style-name="T34">PASYWA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55" loext:marker-style-name="T38">- Środki trwałe</text:p>
            <text:p text:style-name="P55" loext:marker-style-name="T38">- Materiały</text:p>
            <text:p text:style-name="P55" loext:marker-style-name="T38">- produkty gotowe</text:p>
            <text:p text:style-name="P55" loext:marker-style-name="T38">- Należności od odbiorców</text:p>
            <text:p text:style-name="P55" loext:marker-style-name="T38">- Rachunki bankowe</text:p>
            <text:p text:style-name="P55" loext:marker-style-name="T38">- Kasa</text:p>
          </table:table-cell>
          <table:table-cell table:style-name="Table6.A1" office:value-type="string">
            <text:p text:style-name="P56" loext:marker-style-name="T38">200</text:p>
            <text:p text:style-name="P56" loext:marker-style-name="T38">20</text:p>
            <text:p text:style-name="P56" loext:marker-style-name="T38">30</text:p>
            <text:p text:style-name="P56" loext:marker-style-name="T38">120</text:p>
            <text:p text:style-name="P56" loext:marker-style-name="T38">190</text:p>
            <text:p text:style-name="P56" loext:marker-style-name="T38">50</text:p>
          </table:table-cell>
          <table:table-cell table:style-name="Table6.A1" office:value-type="string">
            <text:p text:style-name="P55" loext:marker-style-name="T38">- Fundusz przedsiębiorstwa</text:p>
            <text:p text:style-name="P55" loext:marker-style-name="T38">- Zobowiązania wobec dostawców</text:p>
            <text:p text:style-name="P55" loext:marker-style-name="T38">- Zobowiązania z tytułu podatków</text:p>
            <text:p text:style-name="P55" loext:marker-style-name="T38">- Zobowiązania wobec pracowników</text:p>
          </table:table-cell>
          <table:table-cell table:style-name="Table6.A1" office:value-type="string">
            <text:p text:style-name="P56" loext:marker-style-name="T38">360</text:p>
            <text:p text:style-name="P56" loext:marker-style-name="T38">110</text:p>
            <text:p text:style-name="P56" loext:marker-style-name="T38">60</text:p>
            <text:p text:style-name="P56" loext:marker-style-name="T38">80</text:p>
          </table:table-cell>
        </table:table-row>
        <table:table-row table:style-name="Table6.1">
          <table:table-cell table:style-name="Table6.A1" office:value-type="string">
            <text:p text:style-name="P56" loext:marker-style-name="T34"><text:span text:style-name="T34">SUMA BILANSOWA</text:span></text:p>
          </table:table-cell>
          <table:table-cell table:style-name="Table6.A1" office:value-type="string">
            <text:p text:style-name="P56" loext:marker-style-name="T38">610</text:p>
          </table:table-cell>
          <table:table-cell table:style-name="Table6.A1" office:value-type="string">
            <text:p text:style-name="P56" loext:marker-style-name="T34"><text:span text:style-name="T34">SUMA BILANSOWA</text:span></text:p>
          </table:table-cell>
          <table:table-cell table:style-name="Table6.A1" office:value-type="string">
            <text:p text:style-name="P56" loext:marker-style-name="T38">610</text:p>
          </table:table-cell>
        </table:table-row>
      </table:table>
      <text:p text:style-name="P57">W bieżącym okresie sprawozdawczym miały miejsce następujące operacje gospodarcze:</text:p>
      <text:list text:style-name="WWNum2">
        <text:list-item>
          <text:p text:style-name="P28">Spłacono część zobowiązań wobec dostawcy z rachunku bankowego (WB) <text:s/>………. 30</text:p>
        </text:list-item>
        <text:list-item>
          <text:p text:style-name="P28">Odprowadzono gotówkę z kasy do banku (WB) ……………………. 15</text:p>
        </text:list-item>
        <text:list-item>
          <text:p text:style-name="P28">Odbiorca wpłacił należność do kasy (KP) <text:s text:c="2"/>20</text:p>
        </text:list-item>
        <text:list-item>
          <text:p text:style-name="P28">Spłacono z rachunku bankowego część zobowiązań wobec pracowników (WB) <text:s text:c="2"/>30</text:p>
        </text:list-item>
        <text:list-item>
          <text:p text:style-name="P28">Podjęto gotówkę z rachunku bankowego do kasy (KP) …………………………………. 20</text:p>
        </text:list-item>
        <text:list-item>
          <text:p text:style-name="P28">Wypłacono z kasy zaliczkę pracownikowi na drobne zakupy (KW) ……………………….. 15</text:p>
        </text:list-item>
        <text:list-item>
          <text:p text:style-name="P28">Przyjęto do magazynu materiały zakupione przez pracownika z wypłaconej mu <text:line-break/>zaliczki (Pz) ………………………………………………………………. 12</text:p>
        </text:list-item>
        <text:list-item>
          <text:p text:style-name="P29">Pracownik wpłacił do kasy część niewykorzystanej zaliczki (KP) ……………………. …</text:p>
        </text:list-item>
      </text:list>
      <text:list xml:id="list1948043502" text:style-name="WWNum3">
        <text:list-item>
          <text:p text:style-name="P27">Na podstawie bilansu początkowego otworzyć konta</text:p>
        </text:list-item>
        <text:list-item>
          <text:p text:style-name="P26">Zaksięgować operacje gospodarcze</text:p>
        </text:list-item>
        <text:list-item>
          <text:p text:style-name="P26">Zamknąć konta <text:s text:c="4"/></text:p>
        </text:list-item>
        <text:list-item>
          <text:p text:style-name="P26">Sporządzić zestawienie obrotów i sald <text:s/><text:span text:style-name="T35">(</text:span><text:span text:style-name="T36">Wn – (po lewej) – debet Ma – (po prawej) – kredyt</text:span><text:span text:style-name="T37">)</text:span></text:p>
        </text:list-item>
      </text:list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 table:number-columns-repeated="2"/>
        <table:table-column table:style-name="Table3.G" table:number-columns-repeated="2"/>
        <table:table-row>
          <table:table-cell table:style-name="Table3.A1" table:number-columns-spanned="2" office:value-type="string">
            <text:p text:style-name="P59">Środki trwałe</text:p>
          </table:table-cell>
          <table:covered-table-cell/>
          <table:table-cell table:style-name="Table3.A1" table:number-columns-spanned="2" office:value-type="string">
            <text:p text:style-name="P59">Materialy</text:p>
          </table:table-cell>
          <table:covered-table-cell/>
          <table:table-cell table:style-name="Table3.A1" table:number-columns-spanned="2" office:value-type="string">
            <text:p text:style-name="P59">Produkty gotowe</text:p>
          </table:table-cell>
          <table:covered-table-cell/>
          <table:table-cell table:style-name="Table3.G1" table:number-columns-spanned="2" office:value-type="string">
            <text:p text:style-name="P60">Należności od odbiorców</text:p>
          </table:table-cell>
          <table:covered-table-cell/>
        </table:table-row>
        <table:table-row>
          <table:table-cell table:style-name="Table3.A2" office:value-type="string">
            <text:p text:style-name="P60">Sp) 200</text:p>
          </table:table-cell>
          <table:table-cell table:style-name="Table3.A2" office:value-type="string">
            <text:p text:style-name="P61"/>
          </table:table-cell>
          <table:table-cell table:style-name="Table3.A2" office:value-type="string">
            <text:p text:style-name="P64">Sp) 20 7) 12</text:p>
          </table:table-cell>
          <table:table-cell table:style-name="Table3.A2" office:value-type="string">
            <text:p text:style-name="P64"/>
          </table:table-cell>
          <table:table-cell table:style-name="Table3.A2" office:value-type="string">
            <text:p text:style-name="P60">Sp)30</text:p>
          </table:table-cell>
          <table:table-cell table:style-name="Table3.A2" office:value-type="string">
            <text:p text:style-name="P60"/>
          </table:table-cell>
          <table:table-cell table:style-name="Table3.A2" office:value-type="string">
            <text:p text:style-name="P60">Sp)120</text:p>
            <text:p text:style-name="P60"/>
          </table:table-cell>
          <table:table-cell table:style-name="Table3.H2" office:value-type="string">
            <text:p text:style-name="P60">3) 20</text:p>
          </table:table-cell>
        </table:table-row>
        <table:table-row>
          <table:table-cell table:style-name="Table3.A2" office:value-type="string">
            <text:p text:style-name="P60"/>
          </table:table-cell>
          <table:table-cell table:style-name="Table3.A2" office:value-type="string">
            <text:p text:style-name="P61"/>
          </table:table-cell>
          <table:table-cell table:style-name="Table3.A2" office:value-type="string">
            <text:p text:style-name="P65">Opłaty) 32</text:p>
            <text:p text:style-name="P65">Saldo) </text:p>
          </table:table-cell>
          <table:table-cell table:style-name="Table3.A2" office:value-type="string">
            <text:p text:style-name="P64">0</text:p>
            <text:p text:style-name="P64">32 SK</text:p>
          </table:table-cell>
          <table:table-cell table:style-name="Table3.A2" office:value-type="string">
            <text:p text:style-name="P60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P58">120</text:p>
          </table:table-cell>
          <table:table-cell table:style-name="Table3.H2" office:value-type="string">
            <text:p text:style-name="P58">20</text:p>
            <text:p text:style-name="P58">100 SK</text:p>
          </table:table-cell>
        </table:table-row>
        <table:table-row>
          <table:table-cell table:style-name="Table3.A2" office:value-type="string">
            <text:p text:style-name="P60"/>
          </table:table-cell>
          <table:table-cell table:style-name="Table3.A2" office:value-type="string">
            <text:p text:style-name="P61"/>
          </table:table-cell>
          <table:table-cell table:style-name="Table3.A2" table:number-columns-spanned="2" office:value-type="string">
            <text:p text:style-name="P65">32 = 32</text:p>
          </table:table-cell>
          <table:covered-table-cell/>
          <table:table-cell table:style-name="Table3.A2" office:value-type="string">
            <text:p text:style-name="P60"/>
          </table:table-cell>
          <table:table-cell table:style-name="Table3.A2" office:value-type="string">
            <text:p text:style-name="Standard"/>
          </table:table-cell>
          <table:table-cell table:style-name="Table3.H2" table:number-columns-spanned="2" office:value-type="string">
            <text:p text:style-name="P58">120 = 120</text:p>
          </table:table-cell>
          <table:covered-table-cell/>
        </table:table-row>
      </table:table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 table:number-columns-repeated="2"/>
        <table:table-row>
          <table:table-cell table:style-name="Table4.A1" table:number-columns-spanned="2" office:value-type="string">
            <text:p text:style-name="P59">Rachunki bankowe</text:p>
          </table:table-cell>
          <table:covered-table-cell/>
          <table:table-cell table:style-name="Table4.A1" table:number-columns-spanned="2" office:value-type="string">
            <text:p text:style-name="P59">Kasa</text:p>
          </table:table-cell>
          <table:covered-table-cell/>
          <table:table-cell table:style-name="Table4.A1" table:number-columns-spanned="2" office:value-type="string">
            <text:p text:style-name="P59">Fundusz przedsiębiorstwa</text:p>
          </table:table-cell>
          <table:covered-table-cell/>
          <table:table-cell table:style-name="Table4.G1" table:number-columns-spanned="2" office:value-type="string">
            <text:p text:style-name="P62">Zobowiązania wobec dostawców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60">Sp)190</text:p>
            <text:p text:style-name="P60">2)15</text:p>
          </table:table-cell>
          <table:table-cell table:style-name="Table4.A2" office:value-type="string">
            <text:p text:style-name="P60">1)30</text:p>
            <text:p text:style-name="P60">4)30 5)20</text:p>
          </table:table-cell>
          <table:table-cell table:style-name="Table4.A2" office:value-type="string">
            <text:p text:style-name="P60">Sp) 50 3)20 5)20 8)3</text:p>
          </table:table-cell>
          <table:table-cell table:style-name="Table4.A2" office:value-type="string">
            <text:p text:style-name="P43">2) 15</text:p>
            <text:p text:style-name="P43">6) 15</text:p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60">Sp)360</text:p>
          </table:table-cell>
          <table:table-cell table:style-name="Table4.A2" office:value-type="string">
            <text:p text:style-name="P60">1)30</text:p>
          </table:table-cell>
          <table:table-cell table:style-name="Table4.H2" office:value-type="string">
            <text:p text:style-name="P60">Sp)110</text:p>
          </table:table-cell>
        </table:table-row>
        <table:table-row table:style-name="Table4.3">
          <table:table-cell table:style-name="Table4.A2" office:value-type="string">
            <text:p text:style-name="P60">205</text:p>
          </table:table-cell>
          <table:table-cell table:style-name="Table4.A2" office:value-type="string">
            <text:p text:style-name="P60">80</text:p>
            <text:p text:style-name="P60">125 SK</text:p>
          </table:table-cell>
          <table:table-cell table:style-name="Table4.A2" office:value-type="string">
            <text:p text:style-name="P60">93</text:p>
          </table:table-cell>
          <table:table-cell table:style-name="Table4.A2" office:value-type="string">
            <text:p text:style-name="P43">30</text:p>
            <text:p text:style-name="P43">63 SK</text:p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60">30</text:p>
            <text:p text:style-name="P60">80 SK </text:p>
          </table:table-cell>
          <table:table-cell table:style-name="Table4.H2" office:value-type="string">
            <text:p text:style-name="P60">110 <text:s/>Opłaty</text:p>
            <text:p text:style-name="P60"><text:s text:c="8"/>Sałda</text:p>
          </table:table-cell>
        </table:table-row>
        <table:table-row table:style-name="Table4.4">
          <table:table-cell table:style-name="Table4.A2" table:number-columns-spanned="2" office:value-type="string">
            <text:p text:style-name="P59">205=205</text:p>
          </table:table-cell>
          <table:covered-table-cell/>
          <table:table-cell table:style-name="Table4.A2" table:number-columns-spanned="2" office:value-type="string">
            <text:p text:style-name="P59">93 = 93</text:p>
          </table:table-cell>
          <table:covered-table-cell/>
          <table:table-cell table:style-name="Table4.A2" table:number-columns-spanned="2" office:value-type="string">
            <text:p text:style-name="P60"/>
          </table:table-cell>
          <table:covered-table-cell/>
          <table:table-cell table:style-name="Table4.H2" table:number-columns-spanned="2" office:value-type="string">
            <text:p text:style-name="P59">110 = 110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C"/>
        <table:table-row>
          <table:table-cell table:style-name="Table5.A1" table:number-columns-spanned="2" office:value-type="string">
            <text:p text:style-name="P62">Zobowiązania z tytułu podatków</text:p>
          </table:table-cell>
          <table:covered-table-cell/>
          <table:table-cell table:style-name="Table5.A1" table:number-columns-spanned="2" office:value-type="string">
            <text:p text:style-name="P62">Zobowiązania wobec pracowników</text:p>
          </table:table-cell>
          <table:covered-table-cell/>
          <table:table-cell table:style-name="Table5.E1" table:number-columns-spanned="2" office:value-type="string">
            <text:p text:style-name="P63"><text:span text:style-name="T33">Należności od </text:span>pracowników</text:p>
          </table:table-cell>
          <table:covered-table-cell/>
        </table:table-row>
        <table:table-row>
          <table:table-cell table:style-name="Table5.A2" table:number-rows-spanned="3" office:value-type="string">
            <text:p text:style-name="P60"/>
          </table:table-cell>
          <table:table-cell table:style-name="Table5.A2" table:number-rows-spanned="3" office:value-type="string">
            <text:p text:style-name="P60">Sp)60</text:p>
          </table:table-cell>
          <table:table-cell table:style-name="Table5.A2" office:value-type="string">
            <text:p text:style-name="P60">4)30</text:p>
          </table:table-cell>
          <table:table-cell table:style-name="Table5.A2" office:value-type="string">
            <text:p text:style-name="P60">Sp)80</text:p>
          </table:table-cell>
          <table:table-cell table:style-name="Table5.A2" office:value-type="string">
            <text:p text:style-name="P60">6) 15</text:p>
          </table:table-cell>
          <table:table-cell table:style-name="Table5.F2" office:value-type="string">
            <text:p text:style-name="P60">7) 12 <text:s/>8) 3</text:p>
          </table:table-cell>
        </table:table-row>
        <table:table-row>
          <table:covered-table-cell table:style-name="Table5.A2"/>
          <table:covered-table-cell table:style-name="Table5.A2"/>
          <table:table-cell table:style-name="Table5.A2" office:value-type="string">
            <text:p text:style-name="P60">30</text:p>
            <text:p text:style-name="P60">50 SK</text:p>
          </table:table-cell>
          <table:table-cell table:style-name="Table5.A2" office:value-type="string">
            <text:p text:style-name="P60">80</text:p>
          </table:table-cell>
          <table:table-cell table:style-name="Table5.A2" office:value-type="string">
            <text:p text:style-name="P60">15</text:p>
          </table:table-cell>
          <table:table-cell table:style-name="Table5.F2" office:value-type="string">
            <text:p text:style-name="P60">15</text:p>
          </table:table-cell>
        </table:table-row>
        <table:table-row>
          <table:covered-table-cell table:style-name="Table5.A2"/>
          <table:covered-table-cell table:style-name="Table5.A2"/>
          <table:table-cell table:style-name="Table5.A2" table:number-columns-spanned="2" office:value-type="string">
            <text:p text:style-name="P59">80 = 80</text:p>
          </table:table-cell>
          <table:covered-table-cell/>
          <table:table-cell table:style-name="Table5.F2" table:number-columns-spanned="2" office:value-type="string">
            <text:p text:style-name="P59">15 = 15</text:p>
          </table:table-cell>
          <table:covered-table-cell/>
        </table:table-row>
      </table:table>
      <text:p text:style-name="P57" loext:marker-style-name="T34"><text:soft-page-break/><text:span text:style-name="T34">Zadanie 5. (4.11/s.56-57)</text:span></text:p>
      <text:p text:style-name="P57">W spółce akcyjnej BUBEL bilans majątkowy na początek okresu sprawozdawczego przedstawia się następująco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56" loext:marker-style-name="T34"><text:span text:style-name="T34">AKTYWA</text:span></text:p>
          </table:table-cell>
          <table:covered-table-cell/>
          <table:table-cell table:style-name="Table7.A1" table:number-columns-spanned="2" office:value-type="string">
            <text:p text:style-name="P56" loext:marker-style-name="T34"><text:span text:style-name="T34">PASYWA</text:span></text:p>
          </table:table-cell>
          <table:covered-table-cell/>
        </table:table-row>
        <table:table-row table:style-name="Table7.1">
          <table:table-cell table:style-name="Table7.A1" office:value-type="string">
            <text:list text:style-name="WWNum4">
              <text:list-item>
                <text:p text:style-name="P32" loext:marker-style-name="T38">Środki trwałe</text:p>
              </text:list-item>
              <text:list-item>
                <text:p text:style-name="P32" loext:marker-style-name="T38">Materiały</text:p>
              </text:list-item>
              <text:list-item>
                <text:p text:style-name="P32" loext:marker-style-name="T38">Należności od odbiorców</text:p>
              </text:list-item>
              <text:list-item>
                <text:p text:style-name="P32" loext:marker-style-name="T38">Rachunki bankowe</text:p>
              </text:list-item>
              <text:list-item>
                <text:p text:style-name="P32" loext:marker-style-name="T38">Kasa</text:p>
              </text:list-item>
            </text:list>
          </table:table-cell>
          <table:table-cell table:style-name="Table7.A1" office:value-type="string">
            <text:p text:style-name="P56" loext:marker-style-name="T38">2 500</text:p>
            <text:p text:style-name="P56" loext:marker-style-name="T38">200</text:p>
            <text:p text:style-name="P56" loext:marker-style-name="T38">500</text:p>
            <text:p text:style-name="P56" loext:marker-style-name="T38">1 200</text:p>
            <text:p text:style-name="P56" loext:marker-style-name="T38">700</text:p>
          </table:table-cell>
          <table:table-cell table:style-name="Table7.A1" office:value-type="string">
            <text:list text:style-name="WWNum5">
              <text:list-item>
                <text:p text:style-name="P33" loext:marker-style-name="T38">Kapitał zakładowy</text:p>
              </text:list-item>
              <text:list-item>
                <text:p text:style-name="P33" loext:marker-style-name="T38">Kredyty bankowe</text:p>
              </text:list-item>
              <text:list-item>
                <text:p text:style-name="P33" loext:marker-style-name="T38">Zobowiązania wobec dostawców</text:p>
              </text:list-item>
              <text:list-item>
                <text:p text:style-name="P33" loext:marker-style-name="T38">Zobowiązania publicznoprawne</text:p>
              </text:list-item>
              <text:list-item>
                <text:p text:style-name="P33" loext:marker-style-name="T38">Zobowiązania wobec pracowników</text:p>
              </text:list-item>
            </text:list>
          </table:table-cell>
          <table:table-cell table:style-name="Table7.A1" office:value-type="string">
            <text:p text:style-name="P56" loext:marker-style-name="T38">2 200</text:p>
            <text:p text:style-name="P56" loext:marker-style-name="T38">700</text:p>
            <text:p text:style-name="P56" loext:marker-style-name="T38">1 000</text:p>
            <text:p text:style-name="P56" loext:marker-style-name="T38">400</text:p>
            <text:p text:style-name="P56" loext:marker-style-name="T38">800</text:p>
          </table:table-cell>
        </table:table-row>
        <table:table-row table:style-name="Table7.1">
          <table:table-cell table:style-name="Table7.A1" office:value-type="string">
            <text:p text:style-name="P56" loext:marker-style-name="T34"><text:span text:style-name="T34">SUMA BILANSOWA</text:span></text:p>
          </table:table-cell>
          <table:table-cell table:style-name="Table7.A1" office:value-type="string">
            <text:p text:style-name="P56" loext:marker-style-name="T38">5 100</text:p>
          </table:table-cell>
          <table:table-cell table:style-name="Table7.A1" office:value-type="string">
            <text:p text:style-name="P56" loext:marker-style-name="T34"><text:span text:style-name="T34">SUMA BILANSOWA</text:span></text:p>
          </table:table-cell>
          <table:table-cell table:style-name="Table7.A1" office:value-type="string">
            <text:p text:style-name="P56" loext:marker-style-name="T38">5 100</text:p>
          </table:table-cell>
        </table:table-row>
      </table:table>
      <text:p text:style-name="P57"/>
      <text:p text:style-name="P57">W bieżącym okresie sprawozdawczym miały miejsce następujące operacje gospodarcze:</text:p>
      <text:list text:style-name="WWNum6">
        <text:list-item>
          <text:p text:style-name="P31">Spłacono część zobowiązań wobec dostawcy gotówką (KW) <text:s/><text:span text:style-name="T33">A-P-</text:span> 60</text:p>
        </text:list-item>
        <text:list-item>
          <text:p text:style-name="P31">Spłacono zobowiązania wobec pracownika (KW) <text:span text:style-name="T33">A-P-</text:span> 400</text:p>
        </text:list-item>
        <text:list-item>
          <text:p text:style-name="P31">Odbiorca reguluje należność gotówką (KP) <text:span text:style-name="T33">A+A-</text:span> 400</text:p>
        </text:list-item>
        <text:list-item>
          <text:p text:style-name="P31">Spłacono zobowiązania wobec dostawców przelewem z rachunku bankowego (WB) <text:span text:style-name="T33">A-P-</text:span> 200</text:p>
        </text:list-item>
        <text:list-item>
          <text:p text:style-name="P31">Zakupiono materiały od dostawcy – zapłata nastąpi w terminie późniejszym (Rach) <text:span text:style-name="T33">A+P+</text:span> 450</text:p>
        </text:list-item>
        <text:list-item>
          <text:p text:style-name="P31">Wypłacono z kasy pracownikowi zaliczkę na podróż służbową (KW) <text:span text:style-name="T33">A+А- </text:span>20</text:p>
        </text:list-item>
        <text:list-item>
          <text:p text:style-name="P31">Z rachunku bankowego spłacono ratę kredytu (WB) <text:span text:style-name="T33">A-P-</text:span> 30</text:p>
        </text:list-item>
        <text:list-item>
          <text:p text:style-name="P31">Zakupiono u dostawcy środki trwałe – zapłata nastąpi w terminie późniejszym (Rach) <text:span text:style-name="T33">A+P+</text:span> 900</text:p>
        </text:list-item>
        <text:list-item>
          <text:p text:style-name="P34">Spłacono zobowiązania wobec dostawców z przyznanego na ten cel kredytu bankowego (WB) <text:span text:style-name="T33">P+P-</text:span> 900</text:p>
        </text:list-item>
        <text:list-item>
          <text:p text:style-name="P31">Podjęto gotówkę z banku do kasy (WB) <text:span text:style-name="T33">A+A-</text:span>. 20</text:p>
        </text:list-item>
        <text:list-item>
          <text:p text:style-name="P31">Wpłacono gotówkę z kasy do banku (WB) <text:span text:style-name="T33">A+A-</text:span>100</text:p>
        </text:list-item>
        <text:list-item>
          <text:p text:style-name="P31">Z rachunku bankowego dokonano przelewu środków na pokrycie zobowiązań publiczno-prawnych (WB) <text:s text:c="3"/><text:span text:style-name="T33">A-P- </text:span>100</text:p>
        </text:list-item>
      </text:list>
      <text:list text:continue-list="list1948043502" text:style-name="WWNum3">
        <text:list-item>
          <text:p text:style-name="P27">Na podstawie bilansu początkowego otworzyć konta, Zaksięgować operacje gospodarcze, Zamknąć konta, Sporządzić zestawienie obrotów i sald, Sporządzić bilans końcowy.</text:p>
        </text:list-item>
      </text:list>
      <table:table table:name="Table8" table:style-name="Table8">
        <table:table-column table:style-name="Table8.A" table:number-columns-repeated="10"/>
        <table:table-row>
          <table:table-cell table:style-name="Table8.A1" table:number-columns-spanned="2" office:value-type="string">
            <text:p text:style-name="P67">Środki trwałe</text:p>
          </table:table-cell>
          <table:covered-table-cell/>
          <table:table-cell table:style-name="Table8.A1" table:number-columns-spanned="2" office:value-type="string">
            <text:p text:style-name="P67">Materiały</text:p>
          </table:table-cell>
          <table:covered-table-cell/>
          <table:table-cell table:style-name="Table8.A1" table:number-columns-spanned="2" office:value-type="string">
            <text:p text:style-name="P66">Należności od odbiorców</text:p>
          </table:table-cell>
          <table:covered-table-cell/>
          <table:table-cell table:style-name="Table8.A1" table:number-columns-spanned="2" office:value-type="string">
            <text:p text:style-name="P66">Rachunki bankowe</text:p>
          </table:table-cell>
          <table:covered-table-cell/>
          <table:table-cell table:style-name="Table8.I1" table:number-columns-spanned="2" office:value-type="string">
            <text:p text:style-name="P66">Kasa</text:p>
          </table:table-cell>
          <table:covered-table-cell/>
        </table:table-row>
        <table:table-row>
          <table:table-cell table:style-name="Table8.A2" office:value-type="string">
            <text:p text:style-name="P68">Sp.2500</text:p>
            <text:p text:style-name="P68">8) 900</text:p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8">Sp.200</text:p>
            <text:p text:style-name="P68">5) 450</text:p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8">Sp.500</text:p>
          </table:table-cell>
          <table:table-cell table:style-name="Table8.A2" office:value-type="string">
            <text:p text:style-name="P68">3)400</text:p>
          </table:table-cell>
          <table:table-cell table:style-name="Table8.A2" office:value-type="string">
            <text:p text:style-name="P68">Sp.1200</text:p>
            <text:p text:style-name="P68">11) 100</text:p>
          </table:table-cell>
          <table:table-cell table:style-name="Table8.A2" office:value-type="string">
            <text:p text:style-name="P68">4)200</text:p>
            <text:p text:style-name="P68">7) 30</text:p>
            <text:p text:style-name="P68">10) 20</text:p>
            <text:p text:style-name="P68">12) 100</text:p>
          </table:table-cell>
          <table:table-cell table:style-name="Table8.A2" office:value-type="string">
            <text:p text:style-name="P68">Sp.700</text:p>
            <text:p text:style-name="P68">3)400</text:p>
            <text:p text:style-name="P68">10) 20</text:p>
          </table:table-cell>
          <table:table-cell table:style-name="Table8.J2" office:value-type="string">
            <text:p text:style-name="P68">1)60</text:p>
            <text:p text:style-name="P68">2)400</text:p>
            <text:p text:style-name="P68">6) 20</text:p>
            <text:p text:style-name="P68">11) 100</text:p>
          </table:table-cell>
        </table:table-row>
        <table:table-row>
          <table:table-cell table:style-name="Table8.A2" office:value-type="string">
            <text:p text:style-name="P68">3400</text:p>
          </table:table-cell>
          <table:table-cell table:style-name="Table8.A2" office:value-type="string">
            <text:p text:style-name="P68">3400SK</text:p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8">500</text:p>
          </table:table-cell>
          <table:table-cell table:style-name="Table8.A2" office:value-type="string">
            <text:p text:style-name="P68">400</text:p>
            <text:p text:style-name="P68">100 SK</text:p>
          </table:table-cell>
          <table:table-cell table:style-name="Table8.A2" office:value-type="string">
            <text:p text:style-name="P68">1300</text:p>
          </table:table-cell>
          <table:table-cell table:style-name="Table8.A2" office:value-type="string">
            <text:p text:style-name="P68">350</text:p>
            <text:p text:style-name="P68">950 SK</text:p>
          </table:table-cell>
          <table:table-cell table:style-name="Table8.A2" office:value-type="string">
            <text:p text:style-name="P67"/>
          </table:table-cell>
          <table:table-cell table:style-name="Table8.J2" office:value-type="string">
            <text:p text:style-name="P68"/>
          </table:table-cell>
        </table:table-row>
        <table:table-row>
          <table:table-cell table:style-name="Table8.A2" table:number-columns-spanned="2" office:value-type="string">
            <text:p text:style-name="P68">3400</text:p>
          </table:table-cell>
          <table:covered-table-cell/>
          <table:table-cell table:style-name="Table8.A2" table:number-columns-spanned="2" office:value-type="string">
            <text:p text:style-name="P67"/>
          </table:table-cell>
          <table:covered-table-cell/>
          <table:table-cell table:style-name="Table8.A2" table:number-columns-spanned="2" office:value-type="string">
            <text:p text:style-name="P68">500=500</text:p>
          </table:table-cell>
          <table:covered-table-cell/>
          <table:table-cell table:style-name="Table8.A2" table:number-columns-spanned="2" office:value-type="string">
            <text:p text:style-name="P68">1300=1300</text:p>
          </table:table-cell>
          <table:covered-table-cell/>
          <table:table-cell table:style-name="Table8.J2" table:number-columns-spanned="2" office:value-type="string">
            <text:p text:style-name="P67"/>
          </table:table-cell>
          <table:covered-table-cell/>
        </table:table-row>
        <table:table-row>
          <table:table-cell table:style-name="Table8.A2" table:number-columns-spanned="2" office:value-type="string">
            <text:p text:style-name="P66">Kapitał zakładowy</text:p>
          </table:table-cell>
          <table:covered-table-cell/>
          <table:table-cell table:style-name="Table8.A2" table:number-columns-spanned="2" office:value-type="string">
            <text:p text:style-name="P67">Kredyty bankowe</text:p>
          </table:table-cell>
          <table:covered-table-cell/>
          <table:table-cell table:style-name="Table8.A2" table:number-columns-spanned="2" office:value-type="string">
            <text:p text:style-name="P66">Zobowiązania wobec dostawców</text:p>
          </table:table-cell>
          <table:covered-table-cell/>
          <table:table-cell table:style-name="Table8.A2" table:number-columns-spanned="2" office:value-type="string">
            <text:p text:style-name="P67">Zobowiązania publicznoprawne</text:p>
          </table:table-cell>
          <table:covered-table-cell/>
          <table:table-cell table:style-name="Table8.J2" table:number-columns-spanned="2" office:value-type="string">
            <text:p text:style-name="P67">Zobowiązania wobec pracowników</text:p>
          </table:table-cell>
          <table:covered-table-cell/>
        </table:table-row>
        <table:table-row>
          <table:table-cell table:style-name="Table8.A2" office:value-type="string">
            <text:p text:style-name="P68"/>
          </table:table-cell>
          <table:table-cell table:style-name="Table8.A2" office:value-type="string">
            <text:p text:style-name="P68">Sp.2200</text:p>
          </table:table-cell>
          <table:table-cell table:style-name="Table8.A2" office:value-type="string">
            <text:p text:style-name="P68">7) 30</text:p>
          </table:table-cell>
          <table:table-cell table:style-name="Table8.A2" office:value-type="string">
            <text:p text:style-name="P68">Sp.700</text:p>
            <text:p text:style-name="P68">9) 900</text:p>
          </table:table-cell>
          <table:table-cell table:style-name="Table8.A2" office:value-type="string">
            <text:p text:style-name="P68">1)60</text:p>
            <text:p text:style-name="P68">4)200</text:p>
            <text:p text:style-name="P68">9)900</text:p>
          </table:table-cell>
          <table:table-cell table:style-name="Table8.A2" office:value-type="string">
            <text:p text:style-name="P68">Sp.1000</text:p>
            <text:p text:style-name="P68">5) 450</text:p>
            <text:p text:style-name="P68">8) 900</text:p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8">Sp.400</text:p>
            <text:p text:style-name="P68">12) 100</text:p>
          </table:table-cell>
          <table:table-cell table:style-name="Table8.A2" office:value-type="string">
            <text:p text:style-name="P68">2)400</text:p>
          </table:table-cell>
          <table:table-cell table:style-name="Table8.J2" office:value-type="string">
            <text:p text:style-name="P68">Sp.800</text:p>
            <text:p text:style-name="P68">4)200</text:p>
          </table:table-cell>
        </table:table-row>
        <table:table-row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J2" office:value-type="string">
            <text:p text:style-name="P67"/>
          </table:table-cell>
        </table:table-row>
        <text:soft-page-break/>
        <table:table-row>
          <table:table-cell table:style-name="Table8.A2" table:number-columns-spanned="2" office:value-type="string">
            <text:p text:style-name="P67"/>
          </table:table-cell>
          <table:covered-table-cell/>
          <table:table-cell table:style-name="Table8.A2" table:number-columns-spanned="2" office:value-type="string">
            <text:p text:style-name="P67"/>
          </table:table-cell>
          <table:covered-table-cell/>
          <table:table-cell table:style-name="Table8.A2" table:number-columns-spanned="2" office:value-type="string">
            <text:p text:style-name="P67"/>
          </table:table-cell>
          <table:covered-table-cell/>
          <table:table-cell table:style-name="Table8.A2" table:number-columns-spanned="2" office:value-type="string">
            <text:p text:style-name="P67"/>
          </table:table-cell>
          <table:covered-table-cell/>
          <table:table-cell table:style-name="Table8.J2" table:number-columns-spanned="2" office:value-type="string">
            <text:p text:style-name="P67"/>
          </table:table-cell>
          <table:covered-table-cell/>
        </table:table-row>
      </table:table>
      <text:p text:style-name="P30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63"><text:span text:style-name="T33">Należności od </text:span>pracowników</text:p>
          </table:table-cell>
          <table:covered-table-cell/>
        </table:table-row>
        <table:table-row>
          <table:table-cell table:style-name="Table9.A2" office:value-type="string">
            <text:p text:style-name="P68">6) 20</text:p>
          </table:table-cell>
          <table:table-cell table:style-name="Table9.B2" office:value-type="string">
            <text:p text:style-name="P67"/>
          </table:table-cell>
        </table:table-row>
        <table:table-row>
          <table:table-cell table:style-name="Table9.A2" office:value-type="string">
            <text:p text:style-name="P67"/>
          </table:table-cell>
          <table:table-cell table:style-name="Table9.B2" office:value-type="string">
            <text:p text:style-name="P67"/>
          </table:table-cell>
        </table:table-row>
        <table:table-row>
          <table:table-cell table:style-name="Table9.B2" table:number-columns-spanned="2" office:value-type="string">
            <text:p text:style-name="P67"/>
          </table:table-cell>
          <table:covered-table-cell/>
        </table:table-row>
      </table:table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Liberation Serif3" svg:font-family="'Liberation Serif', 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Drawing_20_Style" style:display-name="Default Drawing Style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063in" fo:margin-right="0.2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1:09:43.080213540</meta:creation-date>
    <meta:generator>LibreOffice/7.6.4.1$Linux_X86_64 LibreOffice_project/60$Build-1</meta:generator>
    <dc:date>2023-12-06T12:54:30.568427992</dc:date>
    <meta:editing-duration>PT1H27M44S</meta:editing-duration>
    <meta:editing-cycles>4</meta:editing-cycles>
    <meta:document-statistic meta:table-count="9" meta:image-count="0" meta:object-count="0" meta:page-count="8" meta:paragraph-count="297" meta:word-count="1139" meta:character-count="7592" meta:non-whitespace-character-count="6626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23-11-09T07:50:17"/>
</VL:version-list>
</file>